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57"/>SNU developer log day 457</text:h>
      <text:p text:style-name="P2">I had a difficult day today. I had a lot going on, and I spent almost 2 hours doing an SD card backup. My laptop has been having a new issue with severe lag lately that lasts for the first 3 hours of use, it seems Microsoft can't get anything right with Windows 10, as it always has some problem. Today, I did the usual documentation update that I have been doing lately, but with even less time. I also had to do some schoolwork.</text:p>
      <text:p text:style-name="P2">This is the latest that I have ever started working on the website, I started at around 6:30 pm, and I was up and doing a major task past 7:00 pm (The file exporting) hopefully tomorrow goes better, I don't have any projects planned that will interfere tomorrow. I will take this into account next time I am backing up 60 Gigabytes through a slow adapter (23 MB/s) maybe not let it get so full next time.</text:p>
      <text:p text:style-name="Text_20_body"><text:span text:style-name="T1">Sean Patrick Myrick on May 1st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2:42:56.316000000</meta:creation-date>
    <dc:date>2020-05-02T12:43:24.936000000</dc:date>
    <meta:editing-duration>PT30S</meta:editing-duration>
    <meta:editing-cycles>1</meta:editing-cycles>
    <meta:document-statistic meta:table-count="0" meta:image-count="0" meta:object-count="0" meta:page-count="1" meta:paragraph-count="4" meta:word-count="174" meta:character-count="894" meta:non-whitespace-character-count="724"/>
    <meta:generator>LibreOffice/6.1.2.1$Windows_X86_64 LibreOffice_project/65905a128db06ba48db947242809d14d3f9a93fe</meta:generator>
  </office:meta>
</office:document-meta>
</file>